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5c93f" officeooo:paragraph-rsid="0005c93f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dcf43" officeooo:paragraph-rsid="000dcf4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style="italic" style:text-underline-style="none" officeooo:rsid="000dcf43" officeooo:paragraph-rsid="000dcf43" style:font-size-asian="12.25pt" style:font-style-asian="italic" style:font-size-complex="14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officeooo:rsid="00064716" officeooo:paragraph-rsid="0006471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officeooo:rsid="00071c40" officeooo:paragraph-rsid="00071c4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0dcf43" officeooo:paragraph-rsid="000dcf43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cf43" officeooo:paragraph-rsid="000dcf4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e1fa8" officeooo:paragraph-rsid="000e1fa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61c07" officeooo:paragraph-rsid="00161c0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1d25be" officeooo:paragraph-rsid="001d25b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ec1a6" officeooo:paragraph-rsid="001ec1a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223297" officeooo:paragraph-rsid="0022329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269fc8" officeooo:paragraph-rsid="00269fc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bold" officeooo:rsid="00161c07" officeooo:paragraph-rsid="00161c0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19d54b" officeooo:paragraph-rsid="0019d54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1a8a37" officeooo:paragraph-rsid="001a8a37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1b3e11" officeooo:paragraph-rsid="001b3e1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style:text-underline-style="none" officeooo:rsid="000a6568" officeooo:paragraph-rsid="000a6568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justify" style:justify-single-word="false"/>
      <style:text-properties officeooo:paragraph-rsid="000e1fa8"/>
    </style:style>
    <style:style style:name="P20" style:family="paragraph" style:parent-style-name="Standard">
      <style:paragraph-properties fo:text-align="justify" style:justify-single-word="false"/>
      <style:text-properties officeooo:paragraph-rsid="001b3e11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e1fa8" officeooo:paragraph-rsid="000e1fa8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1fa8" officeooo:paragraph-rsid="000e1fa8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1fa8" officeooo:paragraph-rsid="00257b5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25be" officeooo:paragraph-rsid="00239464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1f09" officeooo:paragraph-rsid="00241f0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5be" officeooo:paragraph-rsid="001d25b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39464" officeooo:paragraph-rsid="00239464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9ca25" officeooo:paragraph-rsid="0029ca25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19d54b" officeooo:paragraph-rsid="0019d54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officeooo:rsid="000dcf43" officeooo:paragraph-rsid="000dcf43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e1fa8" officeooo:paragraph-rsid="000e1fa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2pt" fo:font-style="normal" style:text-underline-style="none" fo:font-weight="normal" officeooo:rsid="0027f44f" officeooo:paragraph-rsid="0027f44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e1fa8" officeooo:paragraph-rsid="000e1fa8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257b54" officeooo:paragraph-rsid="00257b54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2pt" fo:font-style="italic" style:text-underline-style="none" fo:font-weight="normal" officeooo:rsid="0014cbaf" officeooo:paragraph-rsid="0014cbaf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2pt" fo:font-style="italic" style:text-underline-style="none" fo:font-weight="normal" officeooo:rsid="00161c07" officeooo:paragraph-rsid="00161c07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2pt" fo:font-style="italic" style:text-underline-style="none" fo:font-weight="normal" officeooo:rsid="00287737" officeooo:paragraph-rsid="00287737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2pt" fo:font-style="italic" style:text-underline-style="none" fo:font-weight="normal" officeooo:rsid="002882f1" officeooo:paragraph-rsid="002882f1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2pt" fo:font-style="italic" style:text-underline-style="none" fo:font-weight="bold" officeooo:rsid="0027f44f" officeooo:paragraph-rsid="0027f44f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2pt" fo:font-style="italic" style:text-underline-style="none" fo:font-weight="bold" officeooo:rsid="002882f1" officeooo:paragraph-rsid="002882f1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2pt" fo:font-style="italic" style:text-underline-style="none" fo:font-weight="bold" officeooo:rsid="002983cf" officeooo:paragraph-rsid="002983cf" style:font-size-asian="10.5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2983cf" officeooo:paragraph-rsid="002983cf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161c07" officeooo:paragraph-rsid="00161c07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officeooo:paragraph-rsid="000e1fa8"/>
    </style:style>
    <style:style style:name="P45" style:family="paragraph" style:parent-style-name="Standard" style:list-style-name="L7">
      <style:paragraph-properties fo:text-align="justify" style:justify-single-word="false"/>
      <style:text-properties officeooo:paragraph-rsid="00431db3"/>
    </style:style>
    <style:style style:name="P46" style:family="paragraph" style:parent-style-name="Standard" style:list-style-name="L8">
      <style:paragraph-properties fo:text-align="justify" style:justify-single-word="false"/>
      <style:text-properties officeooo:paragraph-rsid="00490c3a"/>
    </style:style>
    <style:style style:name="P47" style:family="paragraph" style:parent-style-name="Standard">
      <style:paragraph-properties fo:text-align="justify" style:justify-single-word="false"/>
      <style:text-properties officeooo:paragraph-rsid="004a5e49"/>
    </style:style>
    <style:style style:name="P48" style:family="paragraph" style:parent-style-name="Standard" style:list-style-name="L13">
      <style:paragraph-properties fo:text-align="justify" style:justify-single-word="false"/>
      <style:text-properties officeooo:paragraph-rsid="0058f153"/>
    </style:style>
    <style:style style:name="P49" style:family="paragraph" style:parent-style-name="Standard" style:list-style-name="L1">
      <style:paragraph-properties fo:text-align="justify" style:justify-single-word="false"/>
      <style:text-properties fo:font-style="normal" officeooo:rsid="0010c3b3" officeooo:paragraph-rsid="0010c3b3" style:font-style-asian="normal" style:font-style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tyle="normal" officeooo:rsid="0012503c" officeooo:paragraph-rsid="0012503c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d54b" officeooo:paragraph-rsid="0019d54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ac6bc" officeooo:paragraph-rsid="003ac6bc" style:font-style-asian="normal" style:font-weight-asian="bold" style:font-style-complex="normal" style:font-weight-complex="bold"/>
    </style:style>
    <style:style style:name="P53" style:family="paragraph" style:parent-style-name="Standard" style:list-style-name="L10">
      <style:paragraph-properties fo:text-align="justify" style:justify-single-word="false"/>
      <style:text-properties fo:font-style="normal" style:text-underline-style="none" fo:font-weight="bold" officeooo:rsid="004aeb96" officeooo:paragraph-rsid="004aeb96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c2adb" officeooo:paragraph-rsid="004aeb96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c2adb" officeooo:paragraph-rsid="004c2adb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e9a9a" officeooo:paragraph-rsid="003e9a9a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77221" officeooo:paragraph-rsid="00477221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90c3a" officeooo:paragraph-rsid="00490c3a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a09c3" officeooo:paragraph-rsid="004a09c3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ef904" officeooo:paragraph-rsid="004ef904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8e09c" officeooo:paragraph-rsid="0058e09c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8f153" officeooo:paragraph-rsid="0058f153" style:font-style-asian="normal" style:font-weight-asian="bold" style:font-style-complex="normal" style:font-weight-complex="bold"/>
    </style:style>
    <style:style style:name="P63" style:family="paragraph" style:parent-style-name="Standard" style:list-style-name="L1">
      <style:paragraph-properties fo:text-align="justify" style:justify-single-word="false"/>
      <style:text-properties fo:font-weight="bold" officeooo:paragraph-rsid="0014cbaf" style:font-weight-asian="bold" style:font-weight-complex="bold"/>
    </style:style>
    <style:style style:name="P64" style:family="paragraph" style:parent-style-name="Standard" style:list-style-name="L1">
      <style:paragraph-properties fo:text-align="justify" style:justify-single-word="false"/>
      <style:text-properties fo:font-weight="bold" officeooo:rsid="0014cbaf" officeooo:paragraph-rsid="0014cbaf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61c07" officeooo:paragraph-rsid="00161c07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6223" officeooo:paragraph-rsid="00176223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9d54b" officeooo:paragraph-rsid="0019d54b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a8a37" officeooo:paragraph-rsid="001a8a37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b3e11" officeooo:paragraph-rsid="001b3e11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41f09" officeooo:paragraph-rsid="00241f09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9d54b" officeooo:paragraph-rsid="0019d54b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39464" officeooo:paragraph-rsid="00239464" style:font-style-asian="italic" style:font-weight-asian="bold" style:font-style-complex="italic" style:font-weight-complex="bold"/>
    </style:style>
    <style:style style:name="P73" style:family="paragraph" style:parent-style-name="Standard" style:list-style-name="L2">
      <style:paragraph-properties fo:text-align="justify" style:justify-single-word="false"/>
      <style:text-properties fo:font-style="italic" style:text-underline-style="none" fo:font-weight="bold" officeooo:rsid="0027f44f" officeooo:paragraph-rsid="0027f44f" style:font-style-asian="italic" style:font-weight-asian="bold" style:font-style-complex="italic" style:font-weight-complex="bold"/>
    </style:style>
    <style:style style:name="P74" style:family="paragraph" style:parent-style-name="Standard" style:list-style-name="L2">
      <style:paragraph-properties fo:text-align="justify" style:justify-single-word="false"/>
      <style:text-properties fo:font-style="italic" style:text-underline-style="none" fo:font-weight="bold" officeooo:rsid="00287737" officeooo:paragraph-rsid="00287737" style:font-style-asian="italic" style:font-weight-asian="bold" style:font-style-complex="italic" style:font-weight-complex="bold"/>
    </style:style>
    <style:style style:name="P75" style:family="paragraph" style:parent-style-name="Standard" style:list-style-name="L2">
      <style:paragraph-properties fo:text-align="justify" style:justify-single-word="false"/>
      <style:text-properties fo:font-style="italic" style:text-underline-style="none" fo:font-weight="bold" officeooo:rsid="002882f1" officeooo:paragraph-rsid="002882f1" style:font-style-asian="italic" style:font-weight-asian="bold" style:font-style-complex="italic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c8988" officeooo:paragraph-rsid="002c8988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e3cb3" officeooo:paragraph-rsid="002e3cb3" style:font-style-asian="italic" style:font-weight-asian="bold" style:font-style-complex="italic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bold" officeooo:rsid="002e3cb3" officeooo:paragraph-rsid="002e3cb3" style:font-style-asian="italic" style:font-weight-asian="bold" style:font-style-complex="italic" style:font-weight-complex="bold"/>
    </style:style>
    <style:style style:name="P79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bold" officeooo:rsid="002fe083" officeooo:paragraph-rsid="002fe083" style:font-style-asian="italic" style:font-weight-asian="bold" style:font-style-complex="italic" style:font-weight-complex="bold"/>
    </style:style>
    <style:style style:name="P80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bold" officeooo:rsid="00315a65" officeooo:paragraph-rsid="00315a65" style:font-style-asian="italic" style:font-weight-asian="bold" style:font-style-complex="italic" style:font-weight-complex="bold"/>
    </style:style>
    <style:style style:name="P81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bold" officeooo:rsid="00315ad9" officeooo:paragraph-rsid="00315ad9" style:font-style-asian="italic" style:font-weight-asian="bold" style:font-style-complex="italic" style:font-weight-complex="bold"/>
    </style:style>
    <style:style style:name="P82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bold" officeooo:rsid="00326a8a" officeooo:paragraph-rsid="00326a8a" style:font-style-asian="italic" style:font-weight-asian="bold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326a8a" officeooo:paragraph-rsid="00326a8a" style:font-style-asian="italic" style:font-weight-asian="bold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352dc3" officeooo:paragraph-rsid="00352dc3" style:font-style-asian="italic" style:font-weight-asian="bold" style:font-style-complex="italic" style:font-weight-complex="bold"/>
    </style:style>
    <style:style style:name="P85" style:family="paragraph" style:parent-style-name="Standard" style:list-style-name="L6">
      <style:paragraph-properties fo:text-align="justify" style:justify-single-word="false"/>
      <style:text-properties fo:font-style="italic" style:text-underline-style="none" fo:font-weight="bold" officeooo:rsid="003ac6bc" officeooo:paragraph-rsid="003ac6bc" style:font-style-asian="italic" style:font-weight-asian="bold" style:font-style-complex="italic" style:font-weight-complex="bold"/>
    </style:style>
    <style:style style:name="P86" style:family="paragraph" style:parent-style-name="Standard" style:list-style-name="L6">
      <style:paragraph-properties fo:text-align="justify" style:justify-single-word="false"/>
      <style:text-properties fo:font-style="italic" style:text-underline-style="none" fo:font-weight="bold" officeooo:rsid="003b3329" officeooo:paragraph-rsid="003b3329" style:font-style-asian="italic" style:font-weight-asian="bold" style:font-style-complex="italic" style:font-weight-complex="bold"/>
    </style:style>
    <style:style style:name="P87" style:family="paragraph" style:parent-style-name="Standard" style:list-style-name="L6">
      <style:paragraph-properties fo:text-align="justify" style:justify-single-word="false"/>
      <style:text-properties fo:font-style="italic" style:text-underline-style="none" fo:font-weight="bold" officeooo:rsid="003d04b1" officeooo:paragraph-rsid="003d04b1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3d04b1" officeooo:paragraph-rsid="003d04b1" style:font-style-asian="italic" style:font-weight-asian="bold" style:font-style-complex="italic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d25be" officeooo:paragraph-rsid="001d25be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d25be" officeooo:paragraph-rsid="00239464" style:font-style-asian="italic" style:font-weight-asian="bold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241f09" officeooo:paragraph-rsid="00241f09" style:font-style-asian="italic" style:font-weight-asian="bold" style:font-style-complex="italic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4f3d5" officeooo:paragraph-rsid="0034f3d5" style:font-style-asian="italic" style:font-weight-asian="bold" style:font-style-complex="italic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52dc3" officeooo:paragraph-rsid="00352dc3" style:font-style-asian="italic" style:font-weight-asian="bold" style:font-style-complex="italic" style:font-weight-complex="bold"/>
    </style:style>
    <style:style style:name="P94" style:family="paragraph" style:parent-style-name="Standard" style:list-style-name="L4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52dc3" officeooo:paragraph-rsid="00352dc3" style:font-style-asian="italic" style:font-weight-asian="bold" style:font-style-complex="italic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7cc3a" officeooo:paragraph-rsid="0037cc3a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92852" officeooo:paragraph-rsid="00392852" style:font-style-asian="italic" style:font-weight-asian="bold" style:font-style-complex="italic" style:font-weight-complex="bold"/>
    </style:style>
    <style:style style:name="P97" style:family="paragraph" style:parent-style-name="Standard" style:list-style-name="L5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92852" officeooo:paragraph-rsid="00392852" style:font-style-asian="italic" style:font-weight-asian="bold" style:font-style-complex="italic" style:font-weight-complex="bold"/>
    </style:style>
    <style:style style:name="P98" style:family="paragraph" style:parent-style-name="Standard" style:list-style-name="L1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4fe746" officeooo:paragraph-rsid="004fe746" style:font-style-asian="italic" style:font-weight-asian="bold" style:font-style-complex="italic" style:font-weight-complex="bold"/>
    </style:style>
    <style:style style:name="P99" style:family="paragraph" style:parent-style-name="Standard" style:list-style-name="L1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0fc3e" officeooo:paragraph-rsid="0050fc3e" style:font-style-asian="italic" style:font-weight-asian="bold" style:font-style-complex="italic" style:font-weight-complex="bold"/>
    </style:style>
    <style:style style:name="P100" style:family="paragraph" style:parent-style-name="Standard" style:list-style-name="L1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13101" officeooo:paragraph-rsid="00513101" style:font-style-asian="italic" style:font-weight-asian="bold" style:font-style-complex="italic" style:font-weight-complex="bold"/>
    </style:style>
    <style:style style:name="P101" style:family="paragraph" style:parent-style-name="Standard" style:list-style-name="L11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2aa69" officeooo:paragraph-rsid="0052aa69" style:font-style-asian="italic" style:font-weight-asian="bold" style:font-style-complex="italic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419da" officeooo:paragraph-rsid="005419da" style:font-style-asian="italic" style:font-weight-asian="bold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419da" officeooo:paragraph-rsid="0056f4e7" style:font-style-asian="italic" style:font-weight-asian="bold" style:font-style-complex="italic" style:font-weight-complex="bold"/>
    </style:style>
    <style:style style:name="P104" style:family="paragraph" style:parent-style-name="Standard" style:list-style-name="L12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6f4e7" officeooo:paragraph-rsid="0056f4e7" style:font-style-asian="italic" style:font-weight-asian="bold" style:font-style-complex="italic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74858" officeooo:paragraph-rsid="00574858" style:font-style-asian="italic" style:font-weight-asian="bold" style:font-style-complex="italic" style:font-weight-complex="bold"/>
    </style:style>
    <style:style style:name="P106" style:family="paragraph" style:parent-style-name="Standard" style:list-style-name="L12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574858" officeooo:paragraph-rsid="00574858" style:font-style-asian="italic" style:font-weight-asian="bold" style:font-style-complex="italic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550da9" officeooo:paragraph-rsid="00550da9" style:font-style-asian="italic" style:font-weight-asian="normal" style:font-style-complex="italic" style:font-weight-complex="normal"/>
    </style:style>
    <style:style style:name="P108" style:family="paragraph" style:parent-style-name="Standard" style:list-style-name="L7">
      <style:paragraph-properties fo:text-align="justify" style:justify-single-word="false"/>
      <style:text-properties fo:font-style="italic" fo:font-weight="bold" officeooo:rsid="00431db3" officeooo:paragraph-rsid="00431db3" style:font-style-asian="italic" style:font-weight-asian="bold" style:font-style-complex="italic" style:font-weight-complex="bold"/>
    </style:style>
    <style:style style:name="P109" style:family="paragraph" style:parent-style-name="Standard" style:list-style-name="L7">
      <style:paragraph-properties fo:text-align="justify" style:justify-single-word="false"/>
      <style:text-properties fo:font-style="italic" fo:font-weight="bold" officeooo:rsid="0044b3bd" officeooo:paragraph-rsid="0044b3bd" style:font-style-asian="italic" style:font-weight-asian="bold" style:font-style-complex="italic" style:font-weight-complex="bold"/>
    </style:style>
    <style:style style:name="P110" style:family="paragraph" style:parent-style-name="Standard" style:list-style-name="L8">
      <style:paragraph-properties fo:text-align="justify" style:justify-single-word="false"/>
      <style:text-properties fo:font-style="italic" fo:font-weight="bold" officeooo:rsid="00490c3a" officeooo:paragraph-rsid="00490c3a" style:font-style-asian="italic" style:font-weight-asian="bold" style:font-style-complex="italic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style="italic" fo:font-weight="bold" officeooo:rsid="00490c3a" officeooo:paragraph-rsid="00490c3a" style:font-style-asian="italic" style:font-weight-asian="bold" style:font-style-complex="italic" style:font-weight-complex="bold"/>
    </style:style>
    <style:style style:name="P112" style:family="paragraph" style:parent-style-name="Standard" style:list-style-name="L9">
      <style:paragraph-properties fo:text-align="justify" style:justify-single-word="false"/>
      <style:text-properties fo:font-style="italic" fo:font-weight="bold" officeooo:rsid="0049160c" officeooo:paragraph-rsid="0049160c" style:font-style-asian="italic" style:font-weight-asian="bold" style:font-style-complex="italic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style="italic" fo:font-weight="bold" officeooo:rsid="0049160c" officeooo:paragraph-rsid="0049160c" style:font-style-asian="italic" style:font-weight-asian="bold" style:font-style-complex="italic" style:font-weight-complex="bold"/>
    </style:style>
    <style:style style:name="P114" style:family="paragraph" style:parent-style-name="Standard" style:list-style-name="L7">
      <style:paragraph-properties fo:text-align="justify" style:justify-single-word="false"/>
      <style:text-properties fo:font-style="italic" fo:font-weight="normal" officeooo:rsid="00431db3" officeooo:paragraph-rsid="00431db3" style:font-style-asian="italic" style:font-weight-asian="normal" style:font-style-complex="italic" style:font-weight-complex="normal"/>
    </style:style>
    <style:style style:name="P115" style:family="paragraph" style:parent-style-name="Standard" style:list-style-name="L7">
      <style:paragraph-properties fo:text-align="justify" style:justify-single-word="false"/>
      <style:text-properties fo:font-style="italic" fo:font-weight="normal" officeooo:rsid="0045f0d7" officeooo:paragraph-rsid="0045f0d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tyle="italic" fo:font-weight="normal" officeooo:rsid="0045f0d7" officeooo:paragraph-rsid="0045f0d7" style:font-style-asian="italic" style:font-weight-asian="normal" style:font-style-complex="italic" style:font-weight-complex="normal"/>
    </style:style>
    <style:style style:name="P117" style:family="paragraph" style:parent-style-name="Standard" style:list-style-name="L7">
      <style:paragraph-properties fo:text-align="justify" style:justify-single-word="false"/>
      <style:text-properties fo:font-style="italic" officeooo:paragraph-rsid="00431db3" style:font-style-asian="italic" style:font-style-complex="italic"/>
    </style:style>
    <style:style style:name="P118" style:family="paragraph" style:parent-style-name="Standard" style:list-style-name="L13">
      <style:paragraph-properties fo:text-align="justify" style:justify-single-word="false"/>
      <style:text-properties officeooo:rsid="0058f153" officeooo:paragraph-rsid="0058f153"/>
    </style:style>
    <style:style style:name="P119" style:family="paragraph" style:parent-style-name="Standard" style:list-style-name="L13">
      <style:paragraph-properties fo:text-align="justify" style:justify-single-word="false"/>
      <style:text-properties fo:font-weight="normal" officeooo:rsid="0058f153" officeooo:paragraph-rsid="0058f153" style:font-weight-asian="normal" style:font-weight-complex="normal"/>
    </style:style>
    <style:style style:name="P120" style:family="paragraph" style:parent-style-name="Standard">
      <style:paragraph-properties fo:text-align="justify" style:justify-single-word="false" fo:break-before="page"/>
      <style:text-properties fo:font-style="italic" style:text-underline-style="none" fo:font-weight="bold" officeooo:rsid="002e3cb3" officeooo:paragraph-rsid="002e3cb3" style:font-style-asian="italic" style:font-weight-asian="bold" style:font-style-complex="italic" style:font-weight-complex="bold"/>
    </style:style>
    <style:style style:name="T1" style:family="text">
      <style:text-properties officeooo:rsid="0008c545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a8d6f" style:font-style-asian="italic" style:font-style-complex="italic"/>
    </style:style>
    <style:style style:name="T9" style:family="text">
      <style:text-properties fo:font-style="italic" officeooo:rsid="001b3e11" style:font-style-asian="italic" style:font-style-complex="italic"/>
    </style:style>
    <style:style style:name="T10" style:family="text">
      <style:text-properties fo:font-style="italic" officeooo:rsid="00239464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b3e11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bold" officeooo:rsid="001b3e1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1c4822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a8a3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a8d6f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0e1fa8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3ac6bc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58f15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27" style:family="text">
      <style:text-properties fo:font-size="12pt" fo:font-style="normal" style:text-underline-style="none" officeooo:rsid="0056f4e7" style:font-size-asian="10.5pt" style:font-style-asian="normal" style:font-size-complex="12pt" style:font-style-complex="normal"/>
    </style:style>
    <style:style style:name="T28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style:text-underline-style="none" fo:font-weight="bold" officeooo:rsid="004a5e49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style:text-underline-style="none" fo:font-weight="bold" officeooo:rsid="004da1aa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normal" style:text-underline-style="solid" style:text-underline-width="auto" style:text-underline-color="font-color" fo:font-weight="bold" officeooo:rsid="000e1fa8" style:font-size-asian="10.5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257b54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0326ae5" style:font-size-asian="10.5pt" style:font-style-asian="normal" style:font-size-complex="12pt" style:font-style-complex="normal"/>
    </style:style>
    <style:style style:name="T35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326ae5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39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4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style:text-underline-style="none" fo:font-weight="normal" officeooo:rsid="000e1fa8" style:font-size-asian="10.5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402677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style:font-size-asian="10.5pt" style:font-size-complex="12pt"/>
    </style:style>
    <style:style style:name="T45" style:family="text">
      <style:text-properties fo:font-size="12pt" style:text-underline-style="none" officeooo:rsid="00402677" style:font-size-asian="10.5pt" style:font-size-complex="12pt"/>
    </style:style>
    <style:style style:name="T46" style:family="text">
      <style:text-properties fo:font-size="12pt" style:text-underline-style="none" officeooo:rsid="003ac6bc" style:font-size-asian="10.5pt" style:font-size-complex="12pt"/>
    </style:style>
    <style:style style:name="T47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48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style:text-underline-style="none" fo:font-weight="normal" officeooo:rsid="000e1fa8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style:text-underline-style="none" fo:font-weight="normal" officeooo:rsid="0011e5cb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style:text-underline-style="none" fo:font-weight="normal" officeooo:rsid="0012503c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style:text-underline-style="none" fo:font-weight="normal" officeooo:rsid="0014cbaf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italic" style:text-underline-style="none" fo:font-weight="normal" officeooo:rsid="00161c07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style="italic" style:text-underline-style="none" fo:font-weight="normal" officeooo:rsid="0058f153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56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57" style:family="text">
      <style:text-properties fo:font-size="12pt" fo:font-style="italic" style:text-underline-style="none" fo:font-weight="bold" officeooo:rsid="00402677" style:font-size-asian="10.5pt" style:font-style-asian="italic" style:font-weight-asian="bold" style:font-size-complex="12pt" style:font-style-complex="italic" style:font-weight-complex="bold"/>
    </style:style>
    <style:style style:name="T58" style:family="text">
      <style:text-properties fo:font-size="12pt" fo:font-style="italic" style:text-underline-style="none" fo:font-weight="bold" officeooo:rsid="00490c3a" style:font-size-asian="10.5pt" style:font-style-asian="italic" style:font-weight-asian="bold" style:font-size-complex="12pt" style:font-style-complex="italic" style:font-weight-complex="bold"/>
    </style:style>
    <style:style style:name="T59" style:family="text">
      <style:text-properties fo:font-size="12pt" fo:font-style="italic" style:text-underline-style="none" fo:font-weight="bold" officeooo:rsid="0058f153" style:font-size-asian="10.5pt" style:font-style-asian="italic" style:font-weight-asian="bold" style:font-size-complex="12pt" style:font-style-complex="italic" style:font-weight-complex="bold"/>
    </style:style>
    <style:style style:name="T60" style:family="text">
      <style:text-properties fo:font-size="12pt" fo:font-style="italic" style:font-size-asian="10.5pt" style:font-style-asian="italic" style:font-size-complex="12pt" style:font-style-complex="italic"/>
    </style:style>
    <style:style style:name="T6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size="12pt" fo:font-style="italic" fo:font-weight="normal" officeooo:rsid="004ef904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style:font-size-asian="10.5pt" style:font-size-complex="12pt"/>
    </style:style>
    <style:style style:name="T64" style:family="text">
      <style:text-properties fo:font-size="12pt" fo:font-weight="normal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326a8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3b3329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4ef904" style:font-size-asian="10.5pt" style:font-weight-asian="normal" style:font-size-complex="12pt" style:font-weight-complex="normal"/>
    </style:style>
    <style:style style:name="T68" style:family="text">
      <style:text-properties officeooo:rsid="00241f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 - Grammaire &amp; Thème 1</text:p>
      <text:p text:style-name="P18">par Mme. Delesalle-Nancey (catherine.delesalle@univ-lyon3.fr)</text:p>
      <text:p text:style-name="P3">Infos :</text:p>
      <text:p text:style-name="P3"/>
      <text:p text:style-name="P4">S1 : Groupe Nominal</text:p>
      <text:p text:style-name="P4">S2 : Groupe Verbal</text:p>
      <text:p text:style-name="P4"/>
      <text:p text:style-name="P5">exam final S1 : commun à la grammaire et au thème<text:span text:style-name="T1"> (QCM 30')</text:span></text:p>
      <text:p text:style-name="P5"/>
      <text:p text:style-name="P5"/>
      <text:p text:style-name="P2">Chapitre 1 : Le Nom</text:p>
      <text:p text:style-name="P6"><text:span text:style-name="T2"><text:tab/></text:span>I. Le Nombre</text:p>
      <text:p text:style-name="P6"/>
      <text:p text:style-name="P6">Deux grandes catégories de noms :</text:p>
      <text:p text:style-name="P30"/>
      <text:p text:style-name="P6"><text:span text:style-name="T3">dénombrables : </text:span><text:span text:style-name="T2">On peut les mettre au pluriel, les faire précéder d'un nombre ou d'un quantificateur / distinguer une entité </text:span></text:p>
      <text:p text:style-name="P30"><text:s/><text:tab/>ex: one / a book</text:p>
      <text:p text:style-name="P30"><text:tab/>Ils comportent : la plupart des noms communs concrets et certains abstraits (idea, <text:tab/>argument, ...)</text:p>
      <text:p text:style-name="P30"/>
      <text:p text:style-name="P7"><text:span text:style-name="T2">indénombrables : </text:span><text:span text:style-name="T4">On ne peut rien faire de tout ce qui est cité ci-dessus</text:span></text:p>
      <text:p text:style-name="P8"><text:span text:style-name="T4">En revanche, ils peuvent être précédés de </text:span><text:span text:style-name="T11">some/any</text:span><text:span text:style-name="T20"> pour en désigner un certaine qte</text:span></text:p>
      <text:p text:style-name="P31"/>
      <text:p text:style-name="P33">Note 1 :</text:p>
      <text:p text:style-name="P19"><text:span text:style-name="T23">Tous les noms indénombrables sont </text:span><text:span text:style-name="T31">invariables</text:span><text:span text:style-name="T23">.</text:span></text:p>
      <text:p text:style-name="P31"/>
      <text:p text:style-name="P33">Note 2 :</text:p>
      <text:p text:style-name="P21"><text:span text:style-name="T22">On ne peut cependant les faire précéder de l'article de l'article </text:span><text:span text:style-name="T26">défini</text:span><text:span text:style-name="T22"> </text:span><text:span text:style-name="T48">'the'</text:span></text:p>
      <text:p text:style-name="P31"/>
      <text:p text:style-name="P22"><text:span text:style-name="T33">1) </text:span><text:span text:style-name="T32">Les indénombrables singuliers</text:span></text:p>
      <text:list xml:id="list3925891214" text:style-name="L1">
        <text:list-item>
          <text:p text:style-name="P44"><text:span text:style-name="T23">La plupart des noms abstraits </text:span><text:span text:style-name="T49">(freedom, anger, patience, confidence</text:span><text:span text:style-name="T51">, ...</text:span><text:span text:style-name="T49">)</text:span></text:p>
        </text:list-item>
        <text:list-item>
          <text:p text:style-name="P49"><text:span text:style-name="T42">L</text:span><text:span text:style-name="T41">es noms d'activités humaines </text:span><text:span text:style-name="T48">(work, leisure</text:span><text:span text:style-name="T50"> [=le loisir]</text:span><text:span text:style-name="T48">, travel</text:span><text:span text:style-name="T51">, ...</text:span><text:span text:style-name="T48">)</text:span></text:p>
        </text:list-item>
        <text:list-item>
          <text:p text:style-name="P50"><text:span text:style-name="T41">Les noms de matières et d'aliments </text:span><text:span text:style-name="T48">(water, wood, dust, butter, ...)</text:span></text:p>
        </text:list-item>
        <text:list-item>
          <text:p text:style-name="P63"><text:reference-mark-start text:name="Ref1"/><text:span text:style-name="T44">Les noms à </text:span><text:span text:style-name="T38">valeur globale</text:span><text:span text:style-name="T44">, dont la plupart correspondent à des noms dénombrables pluriels </text:span><text:span text:style-name="T38">en français!</text:span><text:span text:style-name="T52"> </text:span><text:reference-mark-end text:name="Ref1"/></text:p>
          <text:list>
            <text:list-item>
              <text:p text:style-name="P35">advice, </text:p>
            </text:list-item>
            <text:list-item>
              <text:p text:style-name="P35">information, </text:p>
            </text:list-item>
            <text:list-item>
              <text:p text:style-name="P35">baggage / luggage, </text:p>
            </text:list-item>
            <text:list-item>
              <text:p text:style-name="P63"><text:span text:style-name="T52">furniture</text:span><text:span text:style-name="T53">,</text:span></text:p>
            </text:list-item>
            <text:list-item>
              <text:p text:style-name="P64"><text:span text:style-name="T48">news</text:span><text:span text:style-name="T53">,</text:span></text:p>
            </text:list-item>
            <text:list-item>
              <text:p text:style-name="P36">evidence,</text:p>
            </text:list-item>
            <text:list-item>
              <text:p text:style-name="P36">garbage / litter / rubbish / trash,</text:p>
            </text:list-item>
            <text:list-item>
              <text:p text:style-name="P36">fruit,</text:p>
            </text:list-item>
            <text:list-item>
              <text:p text:style-name="P36">toast,</text:p>
            </text:list-item>
          </text:list>
        </text:list-item>
      </text:list>
      <text:p text:style-name="P43">Règle 1 :</text:p>
      <text:p text:style-name="P9"><text:span text:style-name="T60">Si on parle en général -&gt; </text:span><text:span text:style-name="T32">some / any / </text:span><text:span text:style-name="T35">rien</text:span></text:p>
      <text:p text:style-name="P14">VS</text:p>
      <text:p text:style-name="P9">Pour singulariser ou détailler -&gt; <text:span text:style-name="T15">piece(s) of ...</text:span></text:p>
      <text:p text:style-name="P65"/>
      <text:p text:style-name="P66"/>
      <text:p text:style-name="P29"><text:span text:style-name="T7">Note 1 : </text:span><text:span text:style-name="T16"><text:s/></text:span></text:p>
      <text:p text:style-name="P51">Certains indénombrables ne peuvent pas être singularisés à l'aide de "a piece of"</text:p>
      <text:p text:style-name="P67"/>
      <text:p text:style-name="P15"><text:span text:style-name="T7">progress</text:span><text:span text:style-name="T16"> -&gt; </text:span><text:span text:style-name="T7">a breakthrough</text:span><text:span text:style-name="T17"> </text:span><text:span text:style-name="T18">(une percée technologique) </text:span><text:span text:style-name="T17">/</text:span><text:span text:style-name="T16"> </text:span><text:span text:style-name="T7">a step forward</text:span><text:span text:style-name="T8"> </text:span><text:span text:style-name="T18">(un progrès, une avancée)</text:span></text:p>
      <text:p text:style-name="P71"/>
      <text:p text:style-name="P16"><text:span text:style-name="T7">business</text:span><text:span text:style-name="T16"> -&gt; </text:span><text:span text:style-name="T7">a deal </text:span><text:span text:style-name="T16">(un contrat)</text:span><text:span text:style-name="T7"> / a bargain</text:span><text:span text:style-name="T16"> (une bonne affaire)</text:span><text:span text:style-name="T9"> </text:span></text:p>
      <text:p text:style-name="P68"/>
      <text:p text:style-name="P17"><text:span text:style-name="T7">transport </text:span><text:span text:style-name="T16">-&gt; </text:span><text:span text:style-name="T7">a means of transport </text:span><text:span text:style-name="T16">(un moyen de transport)</text:span></text:p>
      <text:p text:style-name="P69"/>
      <text:p text:style-name="P20"><text:span text:style-name="T13">damage</text:span><text:span text:style-name="T12"> (les dégâts) </text:span><text:span text:style-name="T13">/!\ </text:span><text:span text:style-name="T14">VS -&gt;</text:span><text:span text:style-name="T12"> </text:span><text:span text:style-name="T13">damages </text:span><text:span text:style-name="T12">(les dommages et intérêts)</text:span></text:p>
      <text:p text:style-name="P69"/>
      <text:p text:style-name="P17"><text:span text:style-name="T7">hair</text:span><text:span text:style-name="T16"> (les cheveux, la chevelure / la coiffure)</text:span></text:p>
      <text:p text:style-name="P69"/>
      <text:p text:style-name="P69"/>
      <text:p text:style-name="P89">Règle 2 :</text:p>
      <text:p text:style-name="P89"/>
      <text:p text:style-name="P26">Tous ces noms s'accordent au singulier</text:p>
      <text:p text:style-name="P10"><text:span text:style-name="T7"><text:tab/>-&gt; accord singulier avec le </text:span><text:span text:style-name="T15">verbe</text:span></text:p>
      <text:p text:style-name="P11"><text:span text:style-name="T7"><text:tab/>-&gt; accord singulier avec le </text:span><text:span text:style-name="T15">pronom</text:span></text:p>
      <text:p text:style-name="P12"><text:span text:style-name="T19"><text:tab/>-&gt; accord singulier avec l'</text:span><text:span text:style-name="T21">adjectif démonstratif</text:span></text:p>
      <text:p text:style-name="P51"/>
      <text:p text:style-name="P24"><text:span text:style-name="T7">Règle </text:span><text:span text:style-name="T10">3</text:span><text:span text:style-name="T7"> :</text:span></text:p>
      <text:p text:style-name="P90"/>
      <text:p text:style-name="P27">Bien que s'accordant grammaticalement au singulier, ils désignent une qu<text:span text:style-name="T68">a</text:span>ntité globale et correspondent généralement à un pluriel en français !</text:p>
      <text:p text:style-name="P72"/>
      <text:p text:style-name="P91">Règle 4 :</text:p>
      <text:p text:style-name="P70"/>
      <text:p text:style-name="P25">Quand on ne compte pas, on n'utilise pas <text:span text:style-name="T5">'piece(s) of' !</text:span></text:p>
      <text:p text:style-name="P70"/>
      <text:p text:style-name="P23"><text:span text:style-name="T33">1) </text:span><text:span text:style-name="T32">Les indénombrables </text:span><text:span text:style-name="T33">pluriels</text:span></text:p>
      <text:p text:style-name="P34"/>
      <text:p text:style-name="P13"><text:span text:style-name="T33">-</text:span><text:span text:style-name="T32">&gt; Choses composées nécessairement de deux parties symétriques</text:span></text:p>
      <text:list xml:id="list1378244044" text:style-name="L2">
        <text:list-item>
          <text:p text:style-name="P32">Outils et instruments </text:p>
          <text:list>
            <text:list-item>
              <text:p text:style-name="P39">scissors</text:p>
            </text:list-item>
            <text:list-item>
              <text:p text:style-name="P39">glasses </text:p>
            </text:list-item>
            <text:list-item>
              <text:p text:style-name="P39">binoculars</text:p>
            </text:list-item>
            <text:list-item>
              <text:p text:style-name="P73"><text:span text:style-name="T63">tweezers </text:span><text:span text:style-name="T64">(pince à épiler)</text:span></text:p>
            </text:list-item>
            <text:list-item>
              <text:p text:style-name="P73"><text:span text:style-name="T63">pliers </text:span><text:span text:style-name="T64">(tenaille)</text:span></text:p>
            </text:list-item>
            <text:list-item>
              <text:p text:style-name="P74"><text:span text:style-name="T63">scales</text:span><text:span text:style-name="T64"> (balance)</text:span></text:p>
              <text:p text:style-name="P37"/>
            </text:list-item>
          </text:list>
        </text:list-item>
        <text:list-item>
          <text:p text:style-name="P38">Vêtements</text:p>
          <text:list>
            <text:list-item>
              <text:p text:style-name="P40">trousers / pants / slacks</text:p>
            </text:list-item>
            <text:list-item>
              <text:p text:style-name="P40">jeans</text:p>
            </text:list-item>
            <text:list-item>
              <text:p text:style-name="P40">shorts</text:p>
            </text:list-item>
            <text:list-item>
              <text:p text:style-name="P40">pyjamas (GB) / pajamas (US)</text:p>
            </text:list-item>
            <text:list-item>
              <text:p text:style-name="P75"><text:span text:style-name="T63">overalls </text:span><text:span text:style-name="T64">(bleu de travail)</text:span></text:p>
              <text:p text:style-name="P38"/>
            </text:list-item>
          </text:list>
        </text:list-item>
        <text:list-item>
          <text:p text:style-name="P41">ILS SONT TOUS, TOUJOURS INVARIABLES</text:p>
        </text:list-item>
      </text:list>
      <text:p text:style-name="P42"/>
      <text:p text:style-name="P28"><text:span text:style-name="T63">-&gt; </text:span><text:span text:style-name="T36">Ils sont pluriels, même pour faire référence à un seul objet</text:span></text:p>
      <text:p text:style-name="P76"><text:span text:style-name="T36">-&gt; Si l'on a besoin de désigner une qte précise, on utilise </text:span><text:span text:style-name="T63">'a pair of' / 'pairs of'</text:span></text:p>
      <text:p text:style-name="P120"><text:span text:style-name="T63">-&gt; </text:span><text:span text:style-name="T36">Choses composées de deux parties</text:span></text:p>
      <text:p text:style-name="P77"><text:span text:style-name="T36">-&gt; Autres mots </text:span></text:p>
      <text:list xml:id="list2895173996" text:style-name="L3">
        <text:list-item>
          <text:p text:style-name="P78"><text:span text:style-name="T63">contents</text:span><text:span text:style-name="T64"> (le contenu)</text:span></text:p>
        </text:list-item>
        <text:list-item>
          <text:p text:style-name="P79"><text:span text:style-name="T63">customs</text:span><text:span text:style-name="T64"> (la douane)</text:span></text:p>
        </text:list-item>
        <text:list-item>
          <text:p text:style-name="P80"><text:span text:style-name="T63">goods</text:span><text:span text:style-name="T64"> (la marchandise)</text:span></text:p>
        </text:list-item>
        <text:list-item>
          <text:p text:style-name="P81"><text:span text:style-name="T63">stairs</text:span><text:span text:style-name="T64"> (l'escalier</text:span><text:span text:style-name="T65"> / les escaliers</text:span><text:span text:style-name="T64">)</text:span></text:p>
        </text:list-item>
        <text:list-item>
          <text:p text:style-name="P82"><text:span text:style-name="T63">morals</text:span><text:span text:style-name="T64"> (la moralité)</text:span></text:p>
        </text:list-item>
        <text:list-item>
          <text:p text:style-name="P82"><text:span text:style-name="T63">wages</text:span><text:span text:style-name="T64"> (le salaire)</text:span></text:p>
        </text:list-item>
      </text:list>
      <text:p text:style-name="P83"><text:span text:style-name="T37"/></text:p>
      <text:p text:style-name="P92"><text:span text:style-name="T34">I</text:span><text:span text:style-name="T32">I. Singulier / Pluriel</text:span></text:p>
      <text:p text:style-name="P93"><text:span text:style-name="T32">a. Formation du pluriel</text:span></text:p>
      <text:p text:style-name="P93"><text:span text:style-name="T32"/></text:p>
      <text:p text:style-name="P93"><text:span text:style-name="T32">1. Règles de base</text:span></text:p>
      <text:p text:style-name="P84"><text:span text:style-name="T63">voir le fascicule sur moodle pour les pluriels irréguliers</text:span></text:p>
      <text:p text:style-name="P93"><text:span text:style-name="T22"/></text:p>
      <text:p text:style-name="P93"><text:span text:style-name="T32">2. Certains mots ont la même forme au singulier et au pluriel</text:span></text:p>
      <text:p text:style-name="P93"><text:span text:style-name="T22"><text:tab/>= </text:span><text:span text:style-name="T44">Ces noms sont des dénombrables invariables</text:span></text:p>
      <text:p text:style-name="P93"><text:span text:style-name="T22"/></text:p>
      <text:p text:style-name="P93"><text:span text:style-name="T22">-&gt; Certains mots ne prennent jamais de </text:span><text:span text:style-name="T41">'s'</text:span><text:span text:style-name="T22"> au pluriel</text:span><text:span text:style-name="T24"> :</text:span></text:p>
      <text:p text:style-name="P93"><text:span text:style-name="T22"/></text:p>
      <text:p text:style-name="P95"><text:span text:style-name="T22"><text:tab/>Certains noms d'animaux :</text:span></text:p>
      <text:list xml:id="list3385329118" text:style-name="L4">
        <text:list-item>
          <text:p text:style-name="P94"><text:span text:style-name="T44">fish</text:span></text:p>
        </text:list-item>
        <text:list-item>
          <text:p text:style-name="P94"><text:span text:style-name="T44">sheep</text:span></text:p>
        </text:list-item>
        <text:list-item>
          <text:p text:style-name="P94"><text:span text:style-name="T44">deer</text:span></text:p>
        </text:list-item>
      </text:list>
      <text:p text:style-name="P93"><text:span text:style-name="T22"/></text:p>
      <text:p text:style-name="P96"><text:span text:style-name="T22"><text:tab/>Autres mots :</text:span></text:p>
      <text:list xml:id="list3901476775" text:style-name="L5">
        <text:list-item>
          <text:p text:style-name="P97"><text:span text:style-name="T44">aircraft</text:span></text:p>
        </text:list-item>
      </text:list>
      <text:p text:style-name="P96"><text:span text:style-name="T39"/></text:p>
      <text:p text:style-name="P52"><text:span text:style-name="T64">-&gt; Certains ont déjà un </text:span><text:span text:style-name="T61">'s'</text:span><text:span text:style-name="T64"> au singulier :</text:span></text:p>
      <text:list xml:id="list3158739677" text:style-name="L6">
        <text:list-item>
          <text:p text:style-name="P85"><text:span text:style-name="T63">means </text:span><text:span text:style-name="T64">( un moyen </text:span><text:span text:style-name="T66"><text:s/>~= a way )</text:span></text:p>
        </text:list-item>
        <text:list-item>
          <text:p text:style-name="P86"><text:span text:style-name="T63">series</text:span></text:p>
        </text:list-item>
        <text:list-item>
          <text:p text:style-name="P86"><text:span text:style-name="T63">species</text:span></text:p>
        </text:list-item>
        <text:list-item>
          <text:p text:style-name="P87"><text:span text:style-name="T63">crossroads</text:span></text:p>
        </text:list-item>
      </text:list>
      <text:p text:style-name="P88"><text:span text:style-name="T63"/></text:p>
      <text:p text:style-name="P56"><text:span text:style-name="T63">3. Difficultés particulières</text:span></text:p>
      <text:p text:style-name="P56"><text:span text:style-name="T22"/></text:p>
      <text:list xml:id="list3041788975" text:style-name="L7">
        <text:list-item>
          <text:p text:style-name="P45"><text:span text:style-name="T57">clothes</text:span></text:p>
          <text:list>
            <text:list-item>
              <text:p text:style-name="P117"><text:span text:style-name="T43">a garment / an article of clothing</text:span></text:p>
            </text:list-item>
          </text:list>
        </text:list-item>
        <text:list-item>
          <text:p text:style-name="P108"><text:span text:style-name="T45">p</text:span><text:span text:style-name="T44">eople </text:span></text:p>
          <text:list>
            <text:list-item>
              <text:p text:style-name="P114"><text:span text:style-name="T44">one person</text:span></text:p>
            </text:list-item>
            <text:list-item>
              <text:p text:style-name="P109"><text:span text:style-name="T44">est également un dénombrable régulier lorsqu'il veut dire "peuple"</text:span></text:p>
              <text:list>
                <text:list-item>
                  <text:p text:style-name="P115"><text:span text:style-name="T44">to enslave a people / a courageous people</text:span></text:p>
                </text:list-item>
                <text:list-item>
                  <text:p text:style-name="P115"><text:span text:style-name="T44">the people</text:span><text:span text:style-name="T40">s</text:span><text:span text:style-name="T44"> of Asia</text:span></text:p>
                </text:list-item>
              </text:list>
            </text:list-item>
          </text:list>
        </text:list-item>
      </text:list>
      <text:p text:style-name="P116"><text:span text:style-name="T44"/></text:p>
      <text:p text:style-name="P57"><text:span text:style-name="T63">b. Accord en nombre avec le verbe</text:span></text:p>
      <text:p text:style-name="P57"><text:span text:style-name="T41"/></text:p>
      <text:p text:style-name="P57"><text:span text:style-name="T63">1. Certains noms , tout en étant de plurielles, s'accordent toujours avec un verbe au singlier</text:span></text:p>
      <text:p text:style-name="P57"><text:span text:style-name="T63"/></text:p>
      <text:p text:style-name="P58"><text:span text:style-name="T41"><text:tab/>-&gt; Noms de sciences qui se terminent en </text:span><text:span text:style-name="T55">'-ics'</text:span></text:p>
      <text:list xml:id="list3678192484" text:style-name="L8">
        <text:list-item>
          <text:p text:style-name="P46"><text:span text:style-name="T58">Physics</text:span></text:p>
        </text:list-item>
        <text:list-item>
          <text:p text:style-name="P110"><text:span text:style-name="T46">M</text:span><text:span text:style-name="T44">athematics</text:span></text:p>
          <text:p text:style-name="P110"><text:span text:style-name="T44"/></text:p>
        </text:list-item>
      </text:list>
      <text:p text:style-name="P111"><text:soft-page-break/><text:span text:style-name="T44"><text:tab/></text:span><text:span text:style-name="T22">-&gt; Certains noms de pays</text:span></text:p>
      <text:list xml:id="list3347396908" text:style-name="L9">
        <text:list-item>
          <text:p text:style-name="P112"><text:span text:style-name="T44">Wales </text:span><text:span text:style-name="T39">has</text:span><text:span text:style-name="T41"> an excellent rugby team.</text:span></text:p>
        </text:list-item>
        <text:list-item>
          <text:p text:style-name="P112"><text:span text:style-name="T44">The United States </text:span><text:span text:style-name="T39">is</text:span><text:span text:style-name="T41"> going through a crisis.</text:span></text:p>
        </text:list-item>
        <text:list-item>
          <text:p text:style-name="P112"><text:span text:style-name="T44">The Netherlands </text:span><text:span text:style-name="T39">is</text:span><text:span text:style-name="T41"> a small country.</text:span></text:p>
        </text:list-item>
      </text:list>
      <text:p text:style-name="P113"><text:span text:style-name="T41"/></text:p>
      <text:p text:style-name="P59"><text:span text:style-name="T63">2. <text:s/>/!\ <text:s/>Rappel <text:s/>/!\ <text:s/></text:span></text:p>
      <text:p text:style-name="P59"><text:span text:style-name="T63"/></text:p>
      <text:p text:style-name="P47"><text:span text:style-name="T29">-&gt;</text:span><text:span text:style-name="T30"> Les</text:span><text:span text:style-name="T29"> indénombrables singuliers correspond</text:span><text:span text:style-name="T30">a</text:span><text:span text:style-name="T29">nt à un pluriel en français</text:span></text:p>
      <text:list xml:id="list4214025240" text:style-name="L10">
        <text:list-item>
          <text:p text:style-name="P53"><text:span text:style-name="T64">voir</text:span><text:span text:style-name="T67"> </text:span><text:span text:style-name="T62"><text:reference-ref text:reference-format="text" text:ref-name="Ref1">Les noms à valeur globale, dont la plupart correspondent à des noms dénombrables pluriels en français! </text:reference-ref></text:span></text:p>
        </text:list-item>
      </text:list>
      <text:p text:style-name="P54"><text:span text:style-name="T64"/></text:p>
      <text:p text:style-name="P55"><text:span text:style-name="T63">-&gt; Les indénombrables pluriels</text:span></text:p>
      <text:p text:style-name="P55"><text:span text:style-name="T63"/></text:p>
      <text:p text:style-name="P55"><text:span text:style-name="T63"/></text:p>
      <text:p text:style-name="P60"><text:span text:style-name="T63">3. Les noms collectifs</text:span></text:p>
      <text:p text:style-name="P60"><text:span text:style-name="T41"/></text:p>
      <text:list xml:id="list2452338576" text:style-name="L11">
        <text:list-item>
          <text:p text:style-name="P98"><text:span text:style-name="T44">Family</text:span></text:p>
        </text:list-item>
        <text:list-item>
          <text:p text:style-name="P98"><text:span text:style-name="T44">public / audience</text:span></text:p>
        </text:list-item>
        <text:list-item>
          <text:p text:style-name="P98"><text:span text:style-name="T44">team </text:span><text:span text:style-name="T41">(équipe) </text:span><text:span text:style-name="T44">/ crew</text:span><text:span text:style-name="T41"> (équipage)</text:span></text:p>
        </text:list-item>
        <text:list-item>
          <text:p text:style-name="P99"><text:span text:style-name="T44">crowd</text:span></text:p>
        </text:list-item>
        <text:list-item>
          <text:p text:style-name="P100"><text:span text:style-name="T44">committee</text:span></text:p>
        </text:list-item>
        <text:list-item>
          <text:p text:style-name="P100"><text:span text:style-name="T44">staff <text:s text:c="2"/>/ <text:s text:c="2"/>personnel</text:span></text:p>
        </text:list-item>
        <text:list-item>
          <text:p text:style-name="P101"><text:span text:style-name="T44">jury</text:span></text:p>
        </text:list-item>
        <text:list-item>
          <text:p text:style-name="P101"><text:span text:style-name="T44">government <text:s text:c="2"/>/ <text:s text:c="2"/>Cabinet <text:s text:c="2"/>/ <text:s text:c="2"/>opposition</text:span></text:p>
        </text:list-item>
        <text:list-item>
          <text:p text:style-name="P101"><text:span text:style-name="T44">police <text:s text:c="2"/>/ <text:s text:c="2"/>army <text:s text:c="2"/></text:span></text:p>
        </text:list-item>
        <text:list-item>
          <text:p text:style-name="P101"><text:span text:style-name="T44">Press</text:span></text:p>
        </text:list-item>
      </text:list>
      <text:p text:style-name="P102"><text:span text:style-name="T44"><text:tab/></text:span></text:p>
      <text:p text:style-name="P102"><text:span text:style-name="T44">-&gt; </text:span><text:span text:style-name="T41"><text:s/></text:span><text:span text:style-name="T26">Verbe singulier s'ils désignent une abstraction</text:span></text:p>
      <text:p text:style-name="P107"><text:span text:style-name="T44"><text:tab/>ex : My family </text:span><text:span text:style-name="T47">is </text:span><text:span text:style-name="T44">from Yorkshire. </text:span><text:span text:style-name="T47">It</text:span><text:span text:style-name="T44"> is a very ancient family.</text:span></text:p>
      <text:p text:style-name="P107"><text:span text:style-name="T44"/></text:p>
      <text:p text:style-name="P103"><text:span text:style-name="T44">-&gt; </text:span><text:span text:style-name="T41"><text:s/></text:span><text:span text:style-name="T26">Verbe </text:span><text:span text:style-name="T27">plu</text:span><text:span text:style-name="T26">r</text:span><text:span text:style-name="T27">iel</text:span><text:span text:style-name="T26"> s'ils désignent </text:span><text:span text:style-name="T27">les personnes d'un groupe</text:span></text:p>
      <text:list xml:id="list859044032" text:style-name="L12">
        <text:list-item>
          <text:p text:style-name="P104"><text:span text:style-name="T26"><text:tab/></text:span><text:span text:style-name="T41">My family </text:span><text:span text:style-name="T44">are</text:span><text:span text:style-name="T41"> wonderful! </text:span><text:span text:style-name="T44">They</text:span><text:span text:style-name="T41"> do all they can to help me.</text:span></text:p>
        </text:list-item>
        <text:list-item>
          <text:p text:style-name="P106"><text:span text:style-name="T41">The government </text:span><text:span text:style-name="T44">haven't </text:span><text:span text:style-name="T41">agreed on the subject.</text:span></text:p>
        </text:list-item>
      </text:list>
      <text:p text:style-name="P105"><text:span text:style-name="T41"/></text:p>
      <text:p text:style-name="P61"><text:span text:style-name="T63">c. Particularités d'emploi</text:span></text:p>
      <text:p text:style-name="P61"><text:span text:style-name="T63"/></text:p>
      <text:p text:style-name="P62"><text:span text:style-name="T63">1. Certains expressions de quntités plurielles s'eploient comme des singuliers</text:span></text:p>
      <text:p text:style-name="P62"><text:span text:style-name="T41"/></text:p>
      <text:list xml:id="list2967130573" text:style-name="L13">
        <text:list-item>
          <text:p text:style-name="P48"><text:span text:style-name="T25">avec </text:span><text:span text:style-name="T59">'a good'</text:span></text:p>
          <text:list>
            <text:list-item>
              <text:p text:style-name="P48"><text:span text:style-name="T54"><text:s/>It took us a good three hours.</text:span></text:p>
            </text:list-item>
          </text:list>
        </text:list-item>
        <text:list-item>
          <text:p text:style-name="P118"><text:span text:style-name="T48">avec </text:span><text:span text:style-name="T56">'another' </text:span><text:span text:style-name="T48">or </text:span><text:span text:style-name="T56">'an additionnal'</text:span></text:p>
          <text:list>
            <text:list-item>
              <text:p text:style-name="P119"><text:span text:style-name="T55">We need another ten minutes.</text:span></text:p>
            </text:list-item>
          </text:list>
        </text:list-item>
      </text:list>
      <text:p text:style-name="P62"><text:span text:style-name="T48"/></text:p>
      <text:p text:style-name="P62"><text:span text:style-name="T4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04:14:38.542797434</meta:creation-date>
    <meta:generator>LibreOffice/6.4.5.2$Linux_X86_64 LibreOffice_project/40$Build-2</meta:generator>
    <dc:date>2020-09-09T10:44:02.193458561</dc:date>
    <meta:editing-duration>PT4H43M33S</meta:editing-duration>
    <meta:editing-cycles>81</meta:editing-cycles>
    <meta:document-statistic meta:table-count="0" meta:image-count="0" meta:object-count="0" meta:page-count="4" meta:paragraph-count="143" meta:word-count="867" meta:character-count="4767" meta:non-whitespace-character-count="4055"/>
  </office:meta>
</office:document-meta>
</file>